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100000334DD59A1B8C9356BEF.png" manifest:media-type="image/png"/>
  <manifest:file-entry manifest:full-path="Pictures/10000000000001B10000017F5A0F45D39146702D.png" manifest:media-type="image/png"/>
  <manifest:file-entry manifest:full-path="Pictures/10000000000001DD0000008ABB4750CB635ACF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2f1" officeooo:paragraph-rsid="001b22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 DTD</text:p>
      <text:p text:style-name="Standard"/>
      <text:p text:style-name="Standard"><draw:frame draw:style-name="fr1" draw:name="Imagen1" text:anchor-type="paragraph" svg:x="2.191cm" svg:y="0.019cm" svg:width="12.621cm" svg:height="3.651cm" draw:z-index="0"><draw:image xlink:href="Pictures/10000000000001DD0000008ABB4750CB635ACF7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draw:frame draw:style-name="fr1" draw:name="Imagen2" text:anchor-type="paragraph" svg:x="2.2cm" svg:y="1.191cm" svg:width="11.456cm" svg:height="10.134cm" draw:z-index="1"><draw:image xlink:href="Pictures/10000000000001B10000017F5A0F45D39146702D.png" xlink:type="simple" xlink:show="embed" xlink:actuate="onLoad"/></draw:frame>Ejercicio 1 XM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2 XML</text:p>
      <text:p text:style-name="P1"/>
      <text:p text:style-name="P1"/>
      <text:p text:style-name="P1"><draw:frame draw:style-name="fr2" draw:name="Imagen3" text:anchor-type="paragraph" svg:width="12.303cm" svg:height="21.696cm" draw:z-index="2"><draw:image xlink:href="Pictures/10000000000001D100000334DD59A1B8C9356B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8:39:31.066285639</meta:creation-date>
    <dc:date>2020-01-28T08:42:44.542893962</dc:date>
    <meta:editing-duration>PT3M14S</meta:editing-duration>
    <meta:editing-cycles>1</meta:editing-cycles>
    <meta:document-statistic meta:table-count="0" meta:image-count="3" meta:object-count="0" meta:page-count="2" meta:paragraph-count="3" meta:word-count="9" meta:character-count="45" meta:non-whitespace-character-count="39"/>
    <meta:generator>LibreOffice/5.1.6.2$Linux_X86_64 LibreOffice_project/10m0$Build-2</meta:generator>
  </office:meta>
</office:document-meta>
</file>